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2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ftBuch登录注册模块功能设计</text:p>
      <text:p text:style-name="P1"/>
      <text:p text:style-name="P2">一、功能概述</text:p>
      <text:p text:style-name="P2"/>
      <text:p text:style-name="P2"><text:s text:c="7"/>模块一共包括三项功能：用户注册，用户登录，获取第三方授权认证。用户注册用于在站点建立用户帐户，用户个人信息；用户登录用于供用户登录进入站点进行其他操作；获取第三方授权用于分享用户指定信息给其他网站，如新浪微博，豆瓣等社交网络。</text:p>
      <text:p text:style-name="P2"/>
      <text:p text:style-name="P2">二、数据模型与操作说明</text:p>
      <text:p text:style-name="P2"/>
      <text:p text:style-name="P2">数据模型</text:p>
      <text:p text:style-name="P2"/>
      <text:p text:style-name="P2">1）用户注册</text:p>
      <text:p text:style-name="P2"><text:s text:c="7"/>用户注册需要获取的是用户的个人资料，在存储这些用户个人资料时，系统将其划分为两个数据模型分别存储，一个为用户账户，一个为用户信息，两个数据模型为一对一关系。数据模型如下所列：</text:p>
      <text:p text:style-name="P2"/>
      <text:p text:style-name="P2">用户帐户：</text:p>
      <text:p text:style-name="P2"/>
      <text:p text:style-name="P2"><text:s text:c="7"/>email： string</text:p>
      <text:p text:style-name="P2"><text:s text:c="7"/>password：string</text:p>
      <text:p text:style-name="P2"/>
      <text:p text:style-name="P2">用户信息：</text:p>
      <text:p text:style-name="P2"/>
      <text:p text:style-name="P2"><text:s text:c="7"/>nick_name: string</text:p>
      <text:p text:style-name="P2"><text:s text:c="7"/>age: integer</text:p>
      <text:p text:style-name="P2"><text:s text:c="7"/>gender: integer(1、男，2、女）</text:p>
      <text:p text:style-name="P2"><text:s text:c="7"/>city：string</text:p>
      <text:p text:style-name="P2"><text:s text:c="7"/>avator：image</text:p>
      <text:p text:style-name="P2"><text:s text:c="7"/>blog：string</text:p>
      <text:p text:style-name="P2"><text:soft-page-break/></text:p>
      <text:p text:style-name="P2">2）用户登录</text:p>
      <text:p text:style-name="P2"><text:s text:c="7"/>用户登录使用的数据模型就是用户帐户。</text:p>
      <text:p text:style-name="P2"/>
      <text:p text:style-name="P2">操作说明</text:p>
      <text:p text:style-name="P2"><text:s text:c="7"/>网站首页就是用户登录页面，同时提供注册的链接。用户输入用户名（邮箱）和密码以后，点击登录进入网站，页面将跳转至网站主页。</text:p>
      <text:p text:style-name="P2"/>
      <text:p text:style-name="P2">备注：</text:p>
      <text:p text:style-name="P2"><text:s text:c="7"/>第三方分享由于存在某些客观原因，暂时不会提供详细设计。在项目的开发过程中，会在做调整，设计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g Chao</meta:initial-creator>
    <meta:creation-date>2012-09-02T09:12:04</meta:creation-date>
    <dc:date>2012-09-02T11:16:39</dc:date>
    <dc:creator>Deng Chao</dc:creator>
    <meta:editing-duration>PT1H35M38S</meta:editing-duration>
    <meta:editing-cycles>2</meta:editing-cycles>
    <meta:generator>LibreOffice/3.5$Linux_X86_64 LibreOffice_project/350m1$Build-403</meta:generator>
    <meta:document-statistic meta:table-count="0" meta:image-count="0" meta:object-count="0" meta:page-count="2" meta:paragraph-count="23" meta:word-count="186" meta:character-count="599" meta:non-whitespace-character-count="504"/>
  </office:meta>
</office:document-meta>
</file>